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96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4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2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23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6" style:family="paragraph">
      <style:paragraph-properties fo:margin-left="0cm" fo:margin-right="0cm" fo:margin-top="0cm" fo:margin-bottom="0cm" fo:text-indent="0.318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.318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2" fo:font-size="32pt" fo:text-shadow="1pt 1pt" style:font-name-asian="Segoe UI2" style:font-size-asian="32pt" style:font-name-complex="Segoe UI2" style:font-size-complex="32pt"/>
    </style:style>
    <style:style style:name="T4" style:family="text">
      <style:text-properties fo:color="#ffffff" style:font-name="Segoe UI" fo:font-size="32pt" fo:text-shadow="1pt 1pt" style:font-name-asian="Segoe UI2" style:font-size-asian="32pt" style:font-name-complex="Segoe UI2" style:font-size-complex="32pt"/>
    </style:style>
    <style:style style:name="T5" style:family="text">
      <style:text-properties fo:color="#ffffff" style:font-name="Segoe UI" fo:font-size="31pt" fo:text-shadow="1pt 1pt" style:font-name-asian="Segoe UI2" style:font-size-asian="31pt" style:font-name-complex="Segoe UI2" style:font-size-complex="31pt"/>
    </style:style>
    <style:style style:name="T6" style:family="text">
      <style:text-properties fo:color="#ffffff" style:font-name="Segoe UI" fo:font-size="26pt" fo:text-shadow="1pt 1pt" style:font-name-asian="Segoe UI2" style:font-size-asian="26pt" style:font-name-complex="Segoe UI2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2.794cm" svg:x="1.778cm" svg:y="0.762cm">
          <draw:text-box>
            <text:p text:style-name="P1"><text:span text:style-name="T1">Epistle Reading</text:span></text:p>
            <text:p text:style-name="P1"><text:span text:style-name="T2">Galatians 6:1–10, 14–18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5.146cm" svg:height="8.89cm" svg:x="1.524cm" svg:y="0.762cm">
          <draw:text-box>
            <text:p text:style-name="P4"><text:span text:style-name="T3">1</text:span><text:span text:style-name="T4">Brothers, if anyone is caught </text:span><text:span text:style-name="T5">in any transgression,</text:span><text:span text:style-name="T4"> you who are spiritual should restore him in a spirit of gentleness. Keep watch on yourself, lest you too be tempted. </text:span><text:span text:style-name="T3">2</text:span><text:span text:style-name="T4">Bear one another’s burdens, and so fulfill the law of Chri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5" draw:layer="layout" svg:width="24.638cm" svg:height="8.636cm" svg:x="1.778cm" svg:y="0.762cm">
          <draw:text-box>
            <text:p text:style-name="P4"><text:span text:style-name="T3">3</text:span><text:span text:style-name="T4">For if anyone thinks he is something, when he is nothing, he deceives himself. </text:span><text:span text:style-name="T3">4</text:span><text:span text:style-name="T4">But let each one test his own work, and then his reason to boast will be in himself alone and not in his neighbor. </text:span><text:span text:style-name="T3">5</text:span><text:span text:style-name="T4">For each will have to bear his own lo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5" draw:layer="layout" svg:width="24.13cm" svg:height="6.858cm" svg:x="2.032cm" svg:y="0.762cm">
          <draw:text-box>
            <text:p text:style-name="P4"><text:span text:style-name="T3">6</text:span><text:span text:style-name="T4">One who is taught the word must share all good things with the one who teaches. </text:span><text:span text:style-name="T3">7</text:span><text:span text:style-name="T4">Do not be deceived: God is not mocked, for whatever one sows, that will he also reap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5" draw:layer="layout" svg:width="25.194cm" svg:height="8.213cm" svg:x="1.476cm" svg:y="0.677cm">
          <draw:text-box>
            <text:p text:style-name="P4"><text:span text:style-name="T3">8</text:span><text:span text:style-name="T4">For the one who sows to his own flesh will from the flesh reap corruption, but the one who sows to the Spirit will from the Spirit reap eternal life. </text:span><text:span text:style-name="T3">9</text:span><text:span text:style-name="T4">And let us not grow weary of doing good, for in due season we will reap, if we do not give up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5" draw:layer="layout" svg:width="25.194cm" svg:height="5.671cm" svg:x="1.476cm" svg:y="0.933cm">
          <draw:text-box>
            <text:p text:style-name="P4"><text:span text:style-name="T3">10</text:span><text:span text:style-name="T4">So then, as we have opportunity, let us do good to everyone, and especially to those who are of the household of fai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8" draw:text-style-name="P5" draw:layer="layout" svg:width="25.194cm" svg:height="8.465cm" svg:x="1.524cm" svg:y="0.765cm">
          <draw:text-box>
            <text:p text:style-name="P4"><text:span text:style-name="T3">14</text:span><text:span text:style-name="T4">But far be it from me to boast except in the cross of our Lord Jesus Christ, by which the world has been crucified to me, and I to the world. </text:span><text:span text:style-name="T3">15</text:span><text:span text:style-name="T4">For neither circumcision counts for anything, nor uncircumcision, but a new cre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9" draw:text-style-name="P7" draw:layer="layout" svg:width="25.194cm" svg:height="10.484cm" svg:x="1.222cm" svg:y="0.508cm">
          <draw:text-box>
            <text:p text:style-name="P6"><text:span text:style-name="T3">16</text:span><text:span text:style-name="T4">And as for all who walk by this rule, peace and mercy be upon them, and upon the Israel of God.</text:span><text:span text:style-name="T3">17</text:span><text:span text:style-name="T4">From now on let no one cause me trouble, for I bear on my body the marks of Jesus. </text:span><text:span text:style-name="T3">18</text:span><text:span text:style-name="T4">The grace of our Lord Jesus Christ be with your spirit, brothers. Amen.</text:span></text:p>
            <text:p text:style-name="P4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3:23:10.960000000</meta:creation-date>
    <dc:date>2016-07-02T12:51:51.707000000</dc:date>
    <meta:editing-duration>PT13M57S</meta:editing-duration>
    <meta:editing-cycles>6</meta:editing-cycles>
    <meta:generator>LibreOffice/5.1.4.2$Windows_X86_64 LibreOffice_project/f99d75f39f1c57ebdd7ffc5f42867c12031db97a</meta:generator>
    <meta:document-statistic meta:object-count="45"/>
  </office:meta>
</office:document-meta>
</file>